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Standard">
      <style:text-properties officeooo:rsid="00037bd6"/>
    </style:style>
    <style:style style:name="P2" style:family="paragraph" style:parent-style-name="Standard">
      <style:text-properties officeooo:rsid="000506e7" officeooo:paragraph-rsid="000506e7"/>
    </style:style>
    <style:style style:name="P3" style:family="paragraph" style:parent-style-name="Standard">
      <style:text-properties officeooo:rsid="00056a67" officeooo:paragraph-rsid="00056a67"/>
    </style:style>
    <style:style style:name="P4" style:family="paragraph" style:parent-style-name="Standard">
      <style:text-properties officeooo:rsid="0005d54c" officeooo:paragraph-rsid="0005d54c"/>
    </style:style>
    <style:style style:name="P5" style:family="paragraph" style:parent-style-name="Standard">
      <style:text-properties officeooo:rsid="0005d54c" officeooo:paragraph-rsid="0005d54c"/>
    </style:style>
    <style:style style:name="P6" style:family="paragraph" style:parent-style-name="Standard">
      <style:text-properties officeooo:rsid="0006f192" officeooo:paragraph-rsid="0006f192"/>
    </style:style>
    <style:style style:name="T1" style:family="text">
      <style:text-properties officeooo:rsid="0006f1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Xvgfsdf</text:p>
      <text:p text:style-name="P2">tess</text:p>
      <text:p text:style-name="P2"/>
      <text:p text:style-name="P2"/>
      <text:p text:style-name="P3">add master</text:p>
      <text:p text:style-name="P3"/>
      <text:p text:style-name="P4">master go 1</text:p>
      <text:p text:style-name="P4"/>
      <text:p text:style-name="P6">fix 2 go yay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驛微米黑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文泉驛微米黑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9T10:42:07.938506322</meta:creation-date>
    <dc:date>2017-01-28T15:50:13.463177175</dc:date>
    <meta:editing-duration>PT7M36S</meta:editing-duration>
    <meta:editing-cycles>6</meta:editing-cycles>
    <meta:generator>LibreOffice/5.1.4.2$Linux_X86_64 LibreOffice_project/10m0$Build-2</meta:generator>
    <meta:document-statistic meta:table-count="0" meta:image-count="0" meta:object-count="0" meta:page-count="1" meta:paragraph-count="5" meta:word-count="11" meta:character-count="45" meta:non-whitespace-character-count="39"/>
  </office:meta>
</office:document-meta>
</file>